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a xlink:type="simple" xlink:href="https://stackoverflow.com/questions/48482256/what-is-the-pandas-panel-deprecation-warning-actually-recommending" text:style-name="Internet_20_link" text:visited-style-name="Visited_20_Internet_20_Link">What is the pandas.Panel deprecation warning actually recommending</text:a></text:h>
      <text:p text:style-name="Standard"/>
      <text:p text:style-name="Standard"/>
      <text:p text:style-name="Standard">I have a package that uses pandas Panels to generate MultiIndex pandas DataFrames. However, whenever I use pandas.Panel, I get the following DeprecationError:</text:p>
      <text:p text:style-name="Standard"/>
      <text:p text:style-name="Standard">DeprecationWarning: Panel is deprecated and will be removed in a future version. The recommended way to represent these types of 3-dimensional data are with a MultiIndex on a DataFrame, via the Panel.to_frame() method. Alternatively, you can use the xarray package <text:a xlink:type="simple" xlink:href="http://xarray.pydata.org/en/stable/" text:style-name="Internet_20_link" text:visited-style-name="Visited_20_Internet_20_Link">http://xarray.pydata.org/en/stable/</text:a>. Pandas provides a <text:span text:style-name="Source_20_Text">.to_xarray()</text:span> method to help automate this conversion.</text:p>
      <text:p text:style-name="Standard"/>
      <text:p text:style-name="Standard"/>
      <text:p text:style-name="Text_20_body">Consider the following panel:</text:p>
      <text:p text:style-name="Preformatted_20_Text"><text:span text:style-name="Source_20_Text">data = np.random.randint(1, 10, (5, 3, 2))</text:span></text:p>
      <text:p text:style-name="Preformatted_20_Text"><text:span text:style-name="Source_20_Text">pnl = pd.Panel(</text:span></text:p>
      <text:p text:style-name="Preformatted_20_Text"><text:span text:style-name="Source_20_Text"><text:s text:c="4"/>data, </text:span></text:p>
      <text:p text:style-name="Preformatted_20_Text"><text:span text:style-name="Source_20_Text"><text:s text:c="4"/>items=['item {}'.format(i) for i in range(1, 6)], </text:span></text:p>
      <text:p text:style-name="Preformatted_20_Text"><text:span text:style-name="Source_20_Text"><text:s text:c="4"/>major_axis=[2015, 2016, 2017], </text:span></text:p>
      <text:p text:style-name="Preformatted_20_Text"><text:span text:style-name="Source_20_Text"><text:s text:c="4"/>minor_axis=['US', 'UK']</text:span></text:p>
      <text:p text:style-name="P1"><text:span text:style-name="Source_20_Text">)</text:span></text:p>
      <text:p text:style-name="Text_20_body">If you convert this to a DataFrame, this becomes:</text:p>
      <text:p text:style-name="Preformatted_20_Text"><text:span text:style-name="Source_20_Text"><text:s text:c="13"/>item 1 <text:s/>item 2 <text:s/>item 3 <text:s/>item 4 <text:s/>item 5</text:span></text:p>
      <text:p text:style-name="Preformatted_20_Text"><text:span text:style-name="Source_20_Text">major minor <text:s text:c="39"/></text:span></text:p>
      <text:p text:style-name="Preformatted_20_Text"><text:span text:style-name="Source_20_Text">2015 <text:s/>US <text:s text:c="9"/>9 <text:s text:c="6"/>6 <text:s text:c="6"/>3 <text:s text:c="6"/>2 <text:s text:c="6"/>5</text:span></text:p>
      <text:p text:style-name="Preformatted_20_Text"><text:span text:style-name="Source_20_Text"><text:s text:c="6"/>UK <text:s text:c="9"/>8 <text:s text:c="6"/>3 <text:s text:c="6"/>7 <text:s text:c="6"/>7 <text:s text:c="6"/>9</text:span></text:p>
      <text:p text:style-name="Preformatted_20_Text"><text:span text:style-name="Source_20_Text">2016 <text:s/>US <text:s text:c="9"/>7 <text:s text:c="6"/>7 <text:s text:c="6"/>8 <text:s text:c="6"/>7 <text:s text:c="6"/>5</text:span></text:p>
      <text:p text:style-name="Preformatted_20_Text"><text:span text:style-name="Source_20_Text"><text:s text:c="6"/>UK <text:s text:c="9"/>9 <text:s text:c="6"/>1 <text:s text:c="6"/>9 <text:s text:c="6"/>9 <text:s text:c="6"/>1</text:span></text:p>
      <text:p text:style-name="Preformatted_20_Text"><text:span text:style-name="Source_20_Text">2017 <text:s/>US <text:s text:c="9"/>1 <text:s text:c="6"/>8 <text:s text:c="6"/>1 <text:s text:c="6"/>3 <text:s text:c="6"/>1</text:span></text:p>
      <text:p text:style-name="P1"><text:span text:style-name="Source_20_Text"><text:s text:c="6"/>UK <text:s text:c="9"/>6 <text:s text:c="6"/>8 <text:s text:c="6"/>8 <text:s text:c="6"/>1 <text:s text:c="6"/>6</text:span></text:p>
      <text:p text:style-name="Text_20_body">So it takes the major and minor axes as the row MultiIndex, and items as columns. The shape has become (6, 5) which was originally (5, 3, 2). It is up to you where to use the MultiIndex but if you want the exact same shape, you can do the following:</text:p>
      <text:p text:style-name="Preformatted_20_Text"><text:span text:style-name="Source_20_Text">data = data.reshape(5, 6).T</text:span></text:p>
      <text:p text:style-name="Preformatted_20_Text"><text:span text:style-name="Source_20_Text">df = pd.DataFrame(</text:span></text:p>
      <text:p text:style-name="Preformatted_20_Text"><text:span text:style-name="Source_20_Text"><text:s text:c="4"/>data=data,</text:span></text:p>
      <text:p text:style-name="Preformatted_20_Text"><text:span text:style-name="Source_20_Text"><text:s text:c="4"/>index=pd.MultiIndex.from_product([[2015, 2016, 2017], ['US', 'UK']]),</text:span></text:p>
      <text:p text:style-name="Preformatted_20_Text"><text:span text:style-name="Source_20_Text"><text:s text:c="4"/>columns=['item {}'.format(i) for i in range(1, 6)]</text:span></text:p>
      <text:p text:style-name="P1"><text:span text:style-name="Source_20_Text">)</text:span></text:p>
      <text:p text:style-name="Text_20_body">which yields the same DataFrame (use the <text:span text:style-name="Source_20_Text">names</text:span> parameter of <text:span text:style-name="Source_20_Text">pd.MultiIndex.from_product</text:span> if you want to name your indices):</text:p>
      <text:p text:style-name="Preformatted_20_Text"><text:span text:style-name="Source_20_Text"><text:s text:c="9"/>item 1 <text:s/>item 2 <text:s/>item 3 <text:s/>item 4 <text:s/>item 5</text:span></text:p>
      <text:p text:style-name="Preformatted_20_Text"><text:span text:style-name="Source_20_Text">2015 US <text:s text:c="6"/>9 <text:s text:c="6"/>6 <text:s text:c="6"/>3 <text:s text:c="6"/>2 <text:s text:c="6"/>5</text:span></text:p>
      <text:p text:style-name="Preformatted_20_Text"><text:span text:style-name="Source_20_Text"><text:s text:c="5"/>UK <text:s text:c="6"/>8 <text:s text:c="6"/>3 <text:s text:c="6"/>7 <text:s text:c="6"/>7 <text:s text:c="6"/>9</text:span></text:p>
      <text:p text:style-name="Preformatted_20_Text"><text:span text:style-name="Source_20_Text">2016 US <text:s text:c="6"/>7 <text:s text:c="6"/>7 <text:s text:c="6"/>8 <text:s text:c="6"/>7 <text:s text:c="6"/>5</text:span></text:p>
      <text:p text:style-name="Preformatted_20_Text"><text:span text:style-name="Source_20_Text"><text:s text:c="5"/>UK <text:s text:c="6"/>9 <text:s text:c="6"/>1 <text:s text:c="6"/>9 <text:s text:c="6"/>9 <text:s text:c="6"/>1</text:span></text:p>
      <text:p text:style-name="Preformatted_20_Text"><text:span text:style-name="Source_20_Text">2017 US <text:s text:c="6"/>1 <text:s text:c="6"/>8 <text:s text:c="6"/>1 <text:s text:c="6"/>3 <text:s text:c="6"/>1</text:span></text:p>
      <text:p text:style-name="P1"><text:span text:style-name="Source_20_Text"><text:s text:c="5"/>UK <text:s text:c="6"/>6 <text:s text:c="6"/>8 <text:s text:c="6"/>8 <text:s text:c="6"/>1 <text:s text:c="6"/>6</text:span></text:p>
      <text:p text:style-name="Text_20_body">Now instead of <text:span text:style-name="Source_20_Text">pnl['item1 1']</text:span>, you use <text:span text:style-name="Source_20_Text">df['item 1']</text:span> (optionally <text:span text:style-name="Source_20_Text">df['item 1'].unstack()</text:span>); instead of <text:span text:style-name="Source_20_Text">pnl.xs(2015)</text:span> you use <text:span text:style-name="Source_20_Text">df.xs(2015)</text:span> and instead of <text:span text:style-name="Source_20_Text">pnl.xs('US', axis='minor')</text:span>, you use <text:span text:style-name="Source_20_Text">df.xs('US', level=1)</text:span>. </text:p>
      <text:p text:style-name="Text_20_body">As you see, this is just a matter of reshaping your initial 3D numpy array to 2D. You add the other (artificial) dimension with the help of MultiIndex.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23:22:48.024011184</meta:creation-date>
    <dc:date>2019-05-08T23:25:01.204670104</dc:date>
    <meta:editing-duration>PT2M14S</meta:editing-duration>
    <meta:editing-cycles>2</meta:editing-cycles>
    <meta:generator>LibreOffice/6.0.7.3$Linux_X86_64 LibreOffice_project/00m0$Build-3</meta:generator>
    <meta:document-statistic meta:table-count="0" meta:image-count="0" meta:object-count="0" meta:page-count="1" meta:paragraph-count="37" meta:word-count="364" meta:character-count="2511" meta:non-whitespace-character-count="1667"/>
  </office:meta>
</office:document-meta>
</file>